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INVERSIONES Y NEGOCIACIONES PLUMIFERO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ANOCCA PERALTA, PETER JOH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RAMPO VASQUEZ CRISTIAN FERNAN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2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20544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1:57:2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